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svg:stroke-width="0.1cm" svg:stroke-color="#3399ff" draw:marker-start-width="0.35cm" draw:marker-end-width="0.35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draw:stroke="solid" draw:stroke-dash="Dashed_20__28_var_29_" svg:stroke-width="0.1cm" svg:stroke-color="#3399ff" draw:marker-start-width="0.35cm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03cm" svg:stroke-color="#333333" draw:marker-start-width="0.245cm" draw:marker-end-width="0.245cm" draw:fill="solid" draw:fill-color="#3399ff" draw:textarea-horizontal-align="justify" draw:textarea-vertical-align="middle" draw:auto-grow-height="false" fo:padding-top="0.14cm" fo:padding-bottom="0.14cm" fo:padding-left="0.265cm" fo:padding-right="0.265cm"/>
    </style:style>
    <style:style style:name="gr4" style:family="graphic" style:parent-style-name="objectwithoutfill">
      <style:graphic-properties draw:stroke="solid" draw:stroke-dash="Dashed_20__28_var_29_" svg:stroke-width="0.1cm" svg:stroke-color="#808080" draw:marker-start-width="0.35cm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width="0.03cm" svg:stroke-color="#333333" draw:marker-start-width="0.245cm" draw:marker-end-width="0.245cm" draw:fill="solid" draw:fill-color="#808080" draw:textarea-horizontal-align="justify" draw:textarea-vertical-align="middle" draw:auto-grow-height="false" fo:padding-top="0.14cm" fo:padding-bottom="0.14cm" fo:padding-left="0.265cm" fo:padding-right="0.265cm"/>
    </style:style>
    <style:style style:name="gr6" style:family="graphic" style:parent-style-name="standard">
      <style:graphic-properties draw:stroke="solid" svg:stroke-width="0.03cm" svg:stroke-color="#333333" draw:marker-start-width="0.245cm" draw:marker-end-width="0.245cm" draw:fill="solid" draw:fill-color="#3399ff" draw:textarea-horizontal-align="justify" draw:textarea-vertical-align="middle" draw:auto-grow-height="false" fo:min-height="0.65cm" fo:min-width="0.399cm" fo:padding-top="0.14cm" fo:padding-bottom="0.14cm" fo:padding-left="0.265cm" fo:padding-right="0.265cm"/>
    </style:style>
    <style:style style:name="gr7" style:family="graphic" style:parent-style-name="standard">
      <style:graphic-properties draw:stroke="solid" svg:stroke-width="0.03cm" svg:stroke-color="#333333" draw:marker-start-width="0.245cm" draw:marker-end-width="0.245cm" draw:fill="solid" draw:fill-color="#808080" draw:textarea-horizontal-align="justify" draw:textarea-vertical-align="middle" draw:auto-grow-height="false" fo:min-height="0.65cm" fo:min-width="0.399cm" fo:padding-top="0.14cm" fo:padding-bottom="0.14cm" fo:padding-left="0.265cm" fo:padding-right="0.265cm"/>
    </style:style>
    <style:style style:name="gr8" style:family="graphic" style:parent-style-name="standard">
      <style:graphic-properties draw:stroke="solid" svg:stroke-width="0.03cm" svg:stroke-color="#333333" draw:marker-start-width="0.245cm" draw:marker-end-width="0.245cm" draw:fill="solid" draw:fill-color="#3399ff" draw:textarea-horizontal-align="justify" draw:textarea-vertical-align="middle" draw:auto-grow-height="false" fo:min-height="0.65cm" fo:min-width="0.4cm" fo:padding-top="0.14cm" fo:padding-bottom="0.14cm" fo:padding-left="0.265cm" fo:padding-right="0.26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2.41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2.009cm"/>
    </style:style>
    <style:style style:name="gr11" style:family="graphic" style:parent-style-name="standard">
      <style:graphic-properties draw:stroke="none" draw:fill="solid" draw:fill-color="#333333" draw:textarea-horizontal-align="justify" draw:textarea-vertical-align="middle" draw:auto-grow-height="false" fo:min-height="0.412cm" fo:min-width="2.362cm" style:protect="position siz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7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2.55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3399ff"/>
      <style:paragraph-properties fo:text-align="center"/>
    </style:style>
    <style:style style:name="P3" style:family="paragraph">
      <loext:graphic-properties draw:fill="solid" draw:fill-color="#808080"/>
      <style:paragraph-properties fo:text-align="center"/>
    </style:style>
    <style:style style:name="P4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5" style:family="paragraph">
      <loext:graphic-properties draw:fill="solid" draw:fill-color="#333333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654cm" svg:y1="9.357cm" svg:x2="6.745cm" svg:y2="9.357cm">
          <text:p/>
        </draw:line>
        <draw:line draw:style-name="gr1" draw:text-style-name="P1" draw:layer="layout" svg:x1="3.018cm" svg:y1="6.225cm" svg:x2="7.827cm" svg:y2="6.266cm">
          <text:p/>
        </draw:line>
        <draw:line draw:style-name="gr2" draw:text-style-name="P1" draw:layer="layout" svg:x1="3.774cm" svg:y1="9.434cm" svg:x2="7.818cm" svg:y2="6.275cm">
          <text:p/>
        </draw:line>
        <draw:line draw:style-name="gr1" draw:text-style-name="P1" draw:layer="layout" svg:x1="2.718cm" svg:y1="6.275cm" svg:x2="3.774cm" svg:y2="9.511cm">
          <text:p/>
        </draw:line>
        <draw:line draw:style-name="gr2" draw:text-style-name="P1" draw:layer="layout" svg:x1="6.865cm" svg:y1="9.434cm" svg:x2="7.818cm" svg:y2="6.275cm">
          <text:p/>
        </draw:line>
        <draw:line draw:style-name="gr1" draw:text-style-name="P1" draw:layer="layout" svg:x1="5.242cm" svg:y1="3.793cm" svg:x2="7.818cm" svg:y2="6.275cm">
          <text:p/>
        </draw:line>
        <draw:line draw:style-name="gr1" draw:text-style-name="P1" draw:layer="layout" svg:x1="5.242cm" svg:y1="3.793cm" svg:x2="2.718cm" svg:y2="6.275cm">
          <text:p/>
        </draw:line>
        <draw:line draw:style-name="gr1" draw:text-style-name="P1" draw:layer="layout" svg:x1="6.865cm" svg:y1="9.434cm" svg:x2="2.718cm" svg:y2="6.175cm">
          <text:p/>
        </draw:line>
        <draw:line draw:style-name="gr1" draw:text-style-name="P1" draw:layer="layout" svg:x1="6.865cm" svg:y1="9.434cm" svg:x2="5.242cm" svg:y2="3.793cm">
          <text:p/>
        </draw:line>
        <draw:line draw:style-name="gr1" draw:text-style-name="P1" draw:layer="layout" svg:x1="3.774cm" svg:y1="9.434cm" svg:x2="5.242cm" svg:y2="3.793cm">
          <text:p/>
        </draw:line>
        <draw:custom-shape draw:style-name="gr3" draw:text-style-name="P2" draw:layer="layout" svg:width="1.314cm" svg:height="1.314cm" svg:x="3.113cm" svg:y="8.6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313cm" svg:height="1.314cm" svg:x="2.032cm" svg:y="5.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7.747cm" svg:y1="6.223cm" svg:x2="10.16cm" svg:y2="4.064cm">
          <text:p/>
        </draw:line>
        <draw:line draw:style-name="gr4" draw:text-style-name="P1" draw:layer="layout" svg:x1="7.112cm" svg:y1="12.573cm" svg:x2="6.795cm" svg:y2="9.287cm">
          <text:p/>
        </draw:line>
        <draw:line draw:style-name="gr4" draw:text-style-name="P1" draw:layer="layout" svg:x1="5.1cm" svg:y1="3.921cm" svg:x2="2.032cm" svg:y2="2.159cm">
          <text:p/>
        </draw:line>
        <draw:custom-shape draw:style-name="gr3" draw:text-style-name="P2" draw:layer="layout" svg:width="1.313cm" svg:height="1.314cm" svg:x="4.582cm" svg:y="3.1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313cm" svg:height="1.314cm" svg:x="6.05cm" svg:y="8.6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313cm" svg:height="1.314cm" svg:x="7.112cm" svg:y="5.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0.449cm" svg:y1="9.398cm" svg:x2="12.354cm" svg:y2="8.382cm">
          <text:p/>
        </draw:line>
        <draw:line draw:style-name="gr4" draw:text-style-name="P1" draw:layer="layout" svg:x1="11.684cm" svg:y1="10.604cm" svg:x2="10.449cm" svg:y2="9.398cm">
          <text:p/>
        </draw:line>
        <draw:line draw:style-name="gr4" draw:text-style-name="P1" draw:layer="layout" svg:x1="9.99cm" svg:y1="12.065cm" svg:x2="10.498cm" svg:y2="13.843cm">
          <text:p/>
        </draw:line>
        <draw:line draw:style-name="gr4" draw:text-style-name="P1" draw:layer="layout" svg:x1="5.207cm" svg:y1="13.779cm" svg:x2="7.112cm" svg:y2="12.573cm">
          <text:p/>
        </draw:line>
        <draw:line draw:style-name="gr4" draw:text-style-name="P1" draw:layer="layout" svg:x1="7.112cm" svg:y1="12.7cm" svg:x2="8.89cm" svg:y2="13.906cm">
          <text:p/>
        </draw:line>
        <draw:line draw:style-name="gr4" draw:text-style-name="P1" draw:layer="layout" svg:x1="0.635cm" svg:y1="11.112cm" svg:x2="2.54cm" svg:y2="12.827cm">
          <text:p/>
        </draw:line>
        <draw:line draw:style-name="gr4" draw:text-style-name="P1" draw:layer="layout" svg:x1="2.54cm" svg:y1="12.89cm" svg:x2="4.064cm" svg:y2="13.969cm">
          <text:p/>
        </draw:line>
        <draw:line draw:style-name="gr4" draw:text-style-name="P1" draw:layer="layout" svg:x1="0cm" svg:y1="0.508cm" svg:x2="1.905cm" svg:y2="2.032cm">
          <text:p/>
        </draw:line>
        <draw:line draw:style-name="gr4" draw:text-style-name="P1" draw:layer="layout" svg:x1="8.255cm" svg:y1="2.159cm" svg:x2="10.668cm" svg:y2="0cm">
          <text:p/>
        </draw:line>
        <draw:line draw:style-name="gr4" draw:text-style-name="P1" draw:layer="layout" svg:x1="10.16cm" svg:y1="4.064cm" svg:x2="8.382cm" svg:y2="2.032cm">
          <text:p/>
        </draw:line>
        <draw:custom-shape draw:style-name="gr5" draw:text-style-name="P3" draw:layer="layout" svg:width="1.313cm" svg:height="1.314cm" svg:x="7.704cm" svg:y="1.3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.313cm" svg:height="1.314cm" svg:x="9.771cm" svg:y="8.8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.313cm" svg:height="1.314cm" svg:x="9.355cm" svg:y="11.3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.313cm" svg:height="1.314cm" svg:x="1.862cm" svg:y="12.1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.313cm" svg:height="1.314cm" svg:x="6.434cm" svg:y="11.9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.313cm" svg:height="1.314cm" svg:x="1.27cm" svg:y="1.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.313cm" svg:height="1.314cm" svg:x="9.482cm" svg:y="3.4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8.261cm" svg:y1="11.684cm" svg:x2="24.981cm" svg:y2="8.976cm">
          <text:p/>
        </draw:line>
        <draw:line draw:style-name="gr1" draw:text-style-name="P1" draw:layer="layout" svg:x1="26.61cm" svg:y1="1.524cm" svg:x2="26.063cm" svg:y2="5.885cm">
          <text:p/>
        </draw:line>
        <draw:line draw:style-name="gr4" draw:text-style-name="P1" draw:layer="layout" svg:x1="22.01cm" svg:y1="9.053cm" svg:x2="26.054cm" svg:y2="5.894cm">
          <text:p/>
        </draw:line>
        <draw:line draw:style-name="gr1" draw:text-style-name="P1" draw:layer="layout" svg:x1="20.768cm" svg:y1="12.573cm" svg:x2="22.01cm" svg:y2="9.13cm">
          <text:p/>
        </draw:line>
        <draw:line draw:style-name="gr2" draw:text-style-name="P1" draw:layer="layout" svg:x1="25.101cm" svg:y1="9.053cm" svg:x2="26.054cm" svg:y2="5.894cm">
          <text:p/>
        </draw:line>
        <draw:line draw:style-name="gr1" draw:text-style-name="P1" draw:layer="layout" svg:x1="23.478cm" svg:y1="3.412cm" svg:x2="26.054cm" svg:y2="5.894cm">
          <text:p/>
        </draw:line>
        <draw:line draw:style-name="gr1" draw:text-style-name="P1" draw:layer="layout" svg:x1="23.478cm" svg:y1="3.412cm" svg:x2="20.954cm" svg:y2="5.894cm">
          <text:p/>
        </draw:line>
        <draw:line draw:style-name="gr1" draw:text-style-name="P1" draw:layer="layout" svg:x1="25.101cm" svg:y1="9.053cm" svg:x2="20.954cm" svg:y2="5.794cm">
          <text:p/>
        </draw:line>
        <draw:line draw:style-name="gr1" draw:text-style-name="P1" draw:layer="layout" svg:x1="24.959cm" svg:y1="9.017cm" svg:x2="25.34cm" svg:y2="12.319cm">
          <text:p/>
        </draw:line>
        <draw:line draw:style-name="gr1" draw:text-style-name="P1" draw:layer="layout" svg:x1="22.01cm" svg:y1="9.053cm" svg:x2="23.478cm" svg:y2="3.412cm">
          <text:p/>
        </draw:line>
        <draw:line draw:style-name="gr4" draw:text-style-name="P1" draw:layer="layout" svg:x1="25.983cm" svg:y1="5.842cm" svg:x2="28.396cm" svg:y2="3.683cm">
          <text:p/>
        </draw:line>
        <draw:line draw:style-name="gr4" draw:text-style-name="P1" draw:layer="layout" svg:x1="23.336cm" svg:y1="3.54cm" svg:x2="20.268cm" svg:y2="1.778cm">
          <text:p/>
        </draw:line>
        <draw:line draw:style-name="gr4" draw:text-style-name="P1" draw:layer="layout" svg:x1="28.685cm" svg:y1="9.017cm" svg:x2="30.59cm" svg:y2="8.001cm">
          <text:p/>
        </draw:line>
        <draw:line draw:style-name="gr2" draw:text-style-name="P1" draw:layer="layout" svg:x1="25.086cm" svg:y1="8.89cm" svg:x2="29.285cm" svg:y2="9.017cm">
          <text:p/>
        </draw:line>
        <draw:line draw:style-name="gr4" draw:text-style-name="P1" draw:layer="layout" svg:x1="22.165cm" svg:y1="9.017cm" svg:x2="25.348cm" svg:y2="12.192cm">
          <text:p/>
        </draw:line>
        <draw:line draw:style-name="gr4" draw:text-style-name="P1" draw:layer="layout" svg:x1="25.348cm" svg:y1="12.319cm" svg:x2="27.364cm" svg:y2="13.652cm">
          <text:p/>
        </draw:line>
        <draw:line draw:style-name="gr4" draw:text-style-name="P1" draw:layer="layout" svg:x1="20.649cm" svg:y1="12.446cm" svg:x2="20.895cm" svg:y2="5.969cm">
          <text:p/>
        </draw:line>
        <draw:line draw:style-name="gr4" draw:text-style-name="P1" draw:layer="layout" svg:x1="20.895cm" svg:y1="5.842cm" svg:x2="20.141cm" svg:y2="1.651cm">
          <text:p/>
        </draw:line>
        <draw:line draw:style-name="gr4" draw:text-style-name="P1" draw:layer="layout" svg:x1="28.396cm" svg:y1="3.683cm" svg:x2="30.555cm" svg:y2="2.286cm">
          <text:p/>
        </draw:line>
        <draw:line draw:style-name="gr4" draw:text-style-name="P1" draw:layer="layout" svg:x1="23.562cm" svg:y1="3.429cm" svg:x2="26.618cm" svg:y2="1.651cm">
          <text:p/>
        </draw:line>
        <draw:custom-shape draw:style-name="gr6" draw:text-style-name="P2" draw:layer="layout" svg:width="1.313cm" svg:height="1.314cm" svg:x="28.007cm" svg:y="8.4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1.313cm" svg:height="1.314cm" svg:x="19.506cm" svg:y="1.0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1.313cm" svg:height="1.314cm" svg:x="27.718cm" svg:y="3.0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313cm" svg:height="1.314cm" svg:x="25.94cm" svg:y="1.0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313cm" svg:height="1.314cm" svg:x="27.591cm" svg:y="10.9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313cm" svg:height="1.314cm" svg:x="20.098cm" svg:y="11.8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313cm" svg:height="1.314cm" svg:x="24.67cm" svg:y="11.5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.314cm" svg:height="1.314cm" svg:x="21.349cm" svg:y="8.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313cm" svg:height="1.314cm" svg:x="20.268cm" svg:y="5.1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313cm" svg:height="1.314cm" svg:x="22.818cm" svg:y="2.7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313cm" svg:height="1.314cm" svg:x="24.286cm" svg:y="8.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313cm" svg:height="1.314cm" svg:x="25.348cm" svg:y="5.1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" draw:text-style-name="P2" draw:layer="layout" svg:width="0.805cm" svg:height="0.805cm" svg:x="6.353cm" svg:y="14.4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4" draw:layer="layout" svg:width="2.919cm" svg:height="1.352cm" svg:x="3.495cm" svg:y="14.051cm">
            <draw:text-box>
              <text:p><text:span text:style-name="T1">card(</text:span></text:p>
            </draw:text-box>
          </draw:frame>
          <draw:frame draw:style-name="gr10" draw:text-style-name="P4" draw:layer="layout" svg:width="2.509cm" svg:height="1.352cm" svg:x="7.143cm" svg:y="14.051cm">
            <draw:text-box>
              <text:p><text:span text:style-name="T1">) = 5</text:span></text:p>
            </draw:text-box>
          </draw:frame>
        </draw:g>
        <draw:g>
          <draw:custom-shape draw:style-name="gr11" draw:text-style-name="P5" draw:layer="layout" svg:width="3.27cm" svg:height="1.323cm" svg:x="14.71cm" svg:y="6.47cm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12" draw:text-style-name="P7" draw:layer="layout" svg:width="6.132cm" svg:height="0.962cm" svg:x="13.279cm" svg:y="7.681cm">
            <draw:text-box>
              <text:p text:style-name="P6">Reroutage des liens</text:p>
            </draw:text-box>
          </draw:frame>
        </draw:g>
        <draw:g>
          <draw:custom-shape draw:style-name="gr3" draw:text-style-name="P2" draw:layer="layout" svg:width="0.805cm" svg:height="0.805cm" svg:x="24.553cm" svg:y="14.4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4" draw:layer="layout" svg:width="2.919cm" svg:height="1.352cm" svg:x="21.695cm" svg:y="14.051cm">
            <draw:text-box>
              <text:p><text:span text:style-name="T1">card(</text:span></text:p>
            </draw:text-box>
          </draw:frame>
          <draw:frame draw:style-name="gr13" draw:text-style-name="P4" draw:layer="layout" svg:width="3.059cm" svg:height="1.352cm" svg:x="25.343cm" svg:y="14.051cm">
            <draw:text-box>
              <text:p><text:span text:style-name="T1">) = 10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argi-1.2b" style:font-family-complex="Gargi-1.2b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0.582cm" fo:page-height="15.44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23T15:30:07.922626239</meta:creation-date>
    <dc:date>2016-05-23T14:06:57.889804158</dc:date>
    <meta:editing-duration>PT2H25M20S</meta:editing-duration>
    <meta:editing-cycles>18</meta:editing-cycles>
    <meta:generator>LibreOffice/5.1.3.2$Linux_X86_64 LibreOffice_project/10m0$Build-2</meta:generator>
    <meta:document-statistic meta:object-count="78"/>
  </office:meta>
</office:document-meta>
</file>